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text-align="justify"/>
    </style:style>
    <style:style style:name="T4" style:parent-style-name="DefaultParagraphFont" style:family="text">
      <style:text-properties/>
    </style:style>
    <style:style style:name="P3" style:parent-style-name="Standard" style:family="paragraph">
      <style:paragraph-properties fo:text-align="justify">
        <style:drop-cap style:length="1" style:lines="3"/>
      </style:paragraph-properties>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office:automatic-styles>
  <office:body>
    <office:text text:use-soft-page-breaks="true">
      <text:p text:style-name="P1"/>
      <text:p text:style-name="P3"><text:span text:style-name="T4">L</text:span>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typesetting, remaining essentially unchanged. It was popularised in the 1960s with the release of Letraset sheets containing Lorem Ipsum passages, and more recently with desktop publishing software like Aldus PageMaker including versions of Lorem IpsumIt is a long established fact that a reader will be distracted by the readable content of a page when looking at its layout. The point of using Lorem Ipsum is that it has a more-or-less normal distribution of letter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text:p>
      <text:p text:style-name="P5">Contrary to popular belief, Lorem Ipsum is not simply random text. It has roots in a piece of classical Latin literature from 45 BC, making it over 2000 years old. Richard McClintock, a Latin professor at Hampden-Sydney College in<text:s/></text:p>
      <text:p text:style-name="P6"/>
      <text:p text:style-name="P7">Virginia, looked up one of the more obscure Latin words,<text:s/></text:p>
      <text:p text:style-name="P8">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text:p text:style-name="P9">The standard chunk of Lorem Ipsum used since the 1500s is reproduced below for those interested. Sections 1.10.32 and 1.10.33 from "de Finibus Bonorum et Malorum" by Cicero are also reproduced in their exact original form, accompanied by English versions from the 1914 translation</text:p>
      <text:p text:style-name="P10">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text:s/></text:p>
      <text:p text:style-name="P11"/>
      <text:p text:style-name="P12">handful of model sentence structures, to generate Lorem Ipsum which looks reasonable. The generated Lorem Ipsum is<text:s/></text:p>
      <text:p text:style-name="P13"/>
      <text:p text:style-name="P14">therefore always free from repetition, injected humour, or non-characteristic words etc.</text:p>
      <text:p text:style-name="P15">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6">It is a long established fact that a reader will be distracted by the readable content of a page when looking at its layout. The point of using Lorem Ipsum is that it has a more-or-less normal distribution of letter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text:p>
      <text:soft-page-break/>
      <text:p text:style-name="P17">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text:p text:style-name="P18">The standard chunk of Lorem Ipsum used since the 1500s is reproduced below for those interested. Sections 1.10.32 and 1.10.33 from "de Finibus Bonorum et Malorum" by Cicero are also reproduced in their exact original form, accompanied by English versions from the 1914 translation</text:p>
      <text:p text:style-name="P19">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text:s/>Ipsum generators on the Internet tend to repeat predefined chunks as necessary, making this the first true generator on the Internet. It uses a dictionary of over 200 Latin words, combined with a handful of model sentence structures, to generate Lorem Ipsum which looks reasonable. The generated Lorem Ipsum is therefore always free from repetition, injected humour, or non-characteristic words et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columns fo:column-count="3">
          <style:column style:rel-width="3213*" fo:start-indent="0in" fo:end-indent="0.0979in"/>
          <style:column style:rel-width="3213*" fo:start-indent="0.0979in" fo:end-indent="0.0979in"/>
          <style:column style:rel-width="3213*" fo:start-indent="0.0979in" fo:end-indent="0in"/>
        </style:columns>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margin-left="2.4618in">
        <style:tab-stops>
          <style:tab-stop style:type="center" style:position="0.8847in"/>
          <style:tab-stop style:type="right" style:position="4.2312in"/>
        </style:tab-stops>
      </style:paragraph-properties>
      <style:text-properties fo:font-weight="bold" style:font-weight-asian="bold" style:font-weight-complex="bold" fo:color="#000000" fo:font-size="18pt" style:font-size-asian="18pt" style:font-size-complex="18pt" style:text-underline-type="single" style:text-underline-style="solid" style:text-underline-width="auto" style:text-underline-mode="continuous" fo:language="en" fo:country="US"/>
    </style:style>
  </office:automatic-styles>
  <office:master-styles>
    <style:master-page style:name="MP0" style:page-layout-name="PL0">
      <style:header>
        <text:p text:style-name="P2">NEWS PAPER</text:p>
        <text:p text:style-name="Normal"/>
        <text:p text:style-name="Normal"/>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r Stark</dc:creator>
    <meta:creation-date>2024-12-16T13:02:00Z</meta:creation-date>
    <dc:date>2025-03-24T04:25:00Z</dc:date>
    <meta:template xlink:href="Normal.dotm" xlink:type="simple"/>
    <meta:editing-cycles>2</meta:editing-cycles>
    <meta:editing-duration>PT480S</meta:editing-duration>
    <meta:document-statistic meta:page-count="2" meta:paragraph-count="11" meta:word-count="882" meta:character-count="5900" meta:row-count="41" meta:non-whitespace-character-count="5029"/>
  </office:meta>
</office:document-meta>
</file>